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4.172cm"/>
    </style:style>
    <style:style style:name="co6" style:family="table-column">
      <style:table-column-properties fo:break-before="auto" style:column-width="3.67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2060" style:diagonal-bl-tr="none" style:diagonal-tl-br="none" fo:border-left="0.74pt solid #ffffff" fo:border-right="0.74pt solid #ffffff" style:rotation-align="none" fo:border-top="0.74pt solid #ffffff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e7e6e6" style:rotation-align="none">
        <loext:border-bottom-complex-color loext:theme-type="light2" loext:color-type="theme"/>
        <loext:border-left-complex-color loext:theme-type="light2" loext:color-type="theme"/>
        <loext:border-right-complex-color loext:theme-type="light2" loext:color-type="theme"/>
        <loext:border-top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e7e6e6" style:direction="ltr" style:rotation-angle="0" style:rotation-align="none" style:shrink-to-fit="false" style:vertical-align="bottom" loext:vertical-justify="auto">
        <loext:border-bottom-complex-color loext:theme-type="light2" loext:color-type="theme"/>
        <loext:border-left-complex-color loext:theme-type="light2" loext:color-type="theme"/>
        <loext:border-right-complex-color loext:theme-type="light2" loext:color-type="theme"/>
        <loext:border-top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Excel_20_Built-in_20_Currency" style:data-style-name="N132">
      <style:table-cell-properties fo:border-bottom="none" fo:background-color="#00206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e7e6e6" style:direction="ltr" style:rotation-angle="0" style:rotation-align="none" style:shrink-to-fit="false" style:vertical-align="bottom" loext:vertical-justify="auto">
        <loext:border-bottom-complex-color loext:theme-type="light2" loext:color-type="theme"/>
        <loext:border-left-complex-color loext:theme-type="light2" loext:color-type="theme"/>
        <loext:border-right-complex-color loext:theme-type="light2" loext:color-type="theme"/>
        <loext:border-top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Produto</text:p>
          </table:table-cell>
          <table:table-cell table:style-name="ce3" office:value-type="string" calcext:value-type="string">
            <text:p>Quantidade</text:p>
          </table:table-cell>
          <table:table-cell table:style-name="ce5" office:value-type="string" office:string-value="Preço" calcext:value-type="string">
            <text:p><text:s/>Preço </text:p>
          </table:table-cell>
          <table:table-cell table:style-name="ce5" office:value-type="string" office:string-value="Valor a Pagar" calcext:value-type="string">
            <text:p><text:s/>Valor a Pagar </text:p>
          </table:table-cell>
          <table:table-cell table:style-name="ce5" office:value-type="string" office:string-value="Comissão " calcext:value-type="string">
            <text:p><text:s/>Comissão <text:s/>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Bols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<text:s/>R$ 10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Relógio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<text:s/>R$ 6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Relógio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<text:s/>R$ 5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Relógi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<text:s/>R$ 3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Relóg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<text:s/>R$ 2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iane</text:p>
          </table:table-cell>
          <table:table-cell office:value-type="string" calcext:value-type="string">
            <text:p>Relógio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<text:s/>R$ 34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Estojo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<text:s/>R$ 98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e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<text:s/>R$ 23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<text:s/>R$ 45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io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<text:s/>R$ 32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ephany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<text:s/>R$ 24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<text:s/>R$ 10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Sandáli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<text:s/>R$ 6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<text:s/>R$ 5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<text:s/>R$ 3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<text:s/>R$ 2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iane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<text:s/>R$ 34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<text:s/>R$ 98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e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<text:s/>R$ 23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<text:s/>R$ 45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io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<text:s/>R$ 32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ephany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<text:s/>R$ 24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<text:s/>R$ 10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<text:s/>R$ 6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<text:s/>R$ 5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<text:s/>R$ 3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Vestid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<text:s/>R$ 20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iane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<text:s/>R$ 34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<text:s/>R$ 98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e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<text:s/>R$ 23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<text:s/>R$ 45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io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<text:s/>R$ 32,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ephany</text:p>
          </table:table-cell>
          <table:table-cell office:value-type="string" calcext:value-type="string">
            <text:p>Camisa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<text:s/>R$ 24,00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7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137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13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2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3:55:51.631123800</meta:creation-date>
    <dc:date>2025-05-06T14:05:00.824297900</dc:date>
    <meta:editing-duration>PT9M9S</meta:editing-duration>
    <meta:editing-cycles>2</meta:editing-cycles>
    <meta:generator>LibreOffice/25.2.2.2$Windows_X86_64 LibreOffice_project/7370d4be9e3cf6031a51beef54ff3bda878e3fac</meta:generator>
    <meta:document-statistic meta:table-count="1" meta:cell-count="138" meta:object-count="0"/>
  </office:meta>
</office:document-meta>
</file>